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4.482cm" fo:min-width="8.898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1.65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1cm" fo:min-width="3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1cm" fo:min-width="3.45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1cm" fo:min-width="5.0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28cm" fo:min-width="1.83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782cm" fo:min-width="1.27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0.152cm" fo:min-width="0cm"/>
      <style:paragraph-properties style:writing-mode="lr-tb"/>
    </style:style>
    <style:style style:name="gr10" style:family="graphic" style:parent-style-name="standard">
      <style:graphic-properties svg:stroke-width="0.028cm" svg:stroke-color="#55308d" draw:marker-start-width="0.242cm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3faf46" draw:marker-start-width="0.242cm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1cm" fo:min-width="3.721cm"/>
      <style:paragraph-properties style:writing-mode="lr-tb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s" fo:country="CO"/>
    </style:style>
    <style:style style:name="P2" style:family="paragraph">
      <style:paragraph-properties fo:text-align="center"/>
      <style:text-properties fo:color="#ffffff" fo:language="es" fo:country="CO"/>
    </style:style>
    <style:style style:name="P3" style:family="paragraph">
      <style:paragraph-properties fo:text-align="center"/>
      <style:text-properties fo:color="#ffffff" fo:font-size="15pt" fo:language="es" fo:country="CO" style:font-size-asian="15pt" style:font-size-complex="15pt"/>
    </style:style>
    <style:style style:name="P4" style:family="paragraph">
      <style:paragraph-properties fo:text-align="center"/>
      <style:text-properties fo:language="es" fo:country="CO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es" fo:country="CO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fo:language="es" fo:country="CO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ffffff" fo:font-size="15pt" fo:language="es" fo:country="CO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9.398cm" svg:height="14.732cm" svg:x="9.271cm" svg:y="0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048cm" svg:height="1.524cm" svg:x="10.781cm" svg:y="1.524cm">
          <text:p text:style-name="P2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953cm" svg:height="1.981cm" svg:x="11.529cm" svg:y="3.556cm">
          <text:p text:style-name="P2"><text:span text:style-name="T1">Administrar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8" draw:id="id8" draw:layer="layout" svg:width="5.715cm" svg:height="1.981cm" svg:x="11.148cm" svg:y="5.879cm">
          <text:p text:style-name="P2"><text:span text:style-name="T1">Administrar Prestam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5.588cm" svg:height="1.981cm" svg:x="11.211cm" svg:y="8.228cm">
          <text:p text:style-name="P2"><text:span text:style-name="T1">Administrar staf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3.048cm" svg:height="1.524cm" svg:x="12.481cm" svg:y="13.208cm">
          <text:p text:style-name="P2"><text:span text:style-name="T1">Log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7.874cm" svg:height="1.981cm" svg:x="10.068cm" svg:y="10.611cm">
          <text:p text:style-name="P2"><text:span text:style-name="T1">Visualizar prestamos y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draw:layer="layout" svg:width="3.302cm" svg:height="1.524cm" svg:x="14.732cm" svg:y="1.524cm">
          <text:p text:style-name="P2"><text:span text:style-name="T1">Autentic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1.778cm" svg:height="2.032cm" svg:x="1.956cm" svg:y="5.853cm">
          <text:p text:style-name="P4"/>
          <text:p text:style-name="P4"/>
          <text:p text:style-name="P4"/>
          <text:p text:style-name="P4"/>
          <text:p text:style-name="P4">Administrador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9" draw:text-style-name="P4" xml:id="id6" draw:id="id6" draw:layer="layout" svg:width="2.032cm" svg:height="2.286cm" svg:x="23.622cm" svg:y="5.726cm">
          <text:p text:style-name="P4"/>
          <text:p text:style-name="P4"/>
          <text:p text:style-name="P4">Staff</text:p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onnector draw:style-name="gr10" draw:text-style-name="P4" draw:layer="layout" draw:line-skew="-0.687cm" svg:x1="3.734cm" svg:y1="6.869cm" svg:x2="10.781cm" svg:y2="2.286cm" draw:start-shape="id1" draw:start-glue-point="1" draw:end-shape="id2" draw:end-glue-point="6" svg:d="M3734 6869h3368v-4583h3679" svg:viewBox="0 0 7048 4584">
          <text:p/>
        </draw:connector>
        <draw:connector draw:style-name="gr10" draw:text-style-name="P4" draw:layer="layout" draw:line-skew="-0.902cm" svg:x1="3.734cm" svg:y1="6.869cm" svg:x2="11.211cm" svg:y2="9.219cm" draw:start-shape="id1" draw:start-glue-point="1" draw:end-shape="id3" draw:end-glue-point="6" svg:d="M3734 6869h3368v2350h4109" svg:viewBox="0 0 7478 2351">
          <text:p/>
        </draw:connector>
        <draw:connector draw:style-name="gr10" draw:text-style-name="P4" draw:layer="layout" draw:line-skew="-0.331cm" svg:x1="3.734cm" svg:y1="6.869cm" svg:x2="10.068cm" svg:y2="11.602cm" draw:start-shape="id1" draw:start-glue-point="1" draw:end-shape="id4" draw:end-glue-point="6" svg:d="M3734 6869h3367v4733h2967" svg:viewBox="0 0 6335 4734">
          <text:p/>
        </draw:connector>
        <draw:connector draw:style-name="gr10" draw:text-style-name="P4" draw:layer="layout" draw:line-skew="-1.537cm" svg:x1="3.734cm" svg:y1="6.869cm" svg:x2="12.481cm" svg:y2="13.97cm" draw:start-shape="id1" draw:start-glue-point="1" draw:end-shape="id5" draw:end-glue-point="6" svg:d="M3734 6869h3368v7101h5379" svg:viewBox="0 0 8748 7102">
          <text:p/>
        </draw:connector>
        <draw:connector draw:style-name="gr11" draw:text-style-name="P4" draw:layer="layout" draw:line-skew="0.299cm" svg:x1="23.622cm" svg:y1="6.869cm" svg:x2="17.942cm" svg:y2="11.602cm" draw:start-shape="id6" draw:start-glue-point="3" draw:end-shape="id4" draw:end-glue-point="10" svg:d="M23622 6869h-2540v4733h-3140" svg:viewBox="0 0 5681 4734">
          <text:p/>
        </draw:connector>
        <draw:connector draw:style-name="gr11" draw:text-style-name="P4" draw:layer="layout" draw:line-skew="1.03cm" svg:x1="23.622cm" svg:y1="6.869cm" svg:x2="16.482cm" svg:y2="4.547cm" draw:start-shape="id6" draw:start-glue-point="3" draw:end-shape="id7" draw:end-glue-point="10" svg:d="M23622 6869h-2540v-2322h-4600" svg:viewBox="0 0 7141 2323">
          <text:p/>
        </draw:connector>
        <draw:connector draw:style-name="gr11" draw:text-style-name="P4" draw:layer="layout" draw:line-skew="1.855cm" svg:x1="23.622cm" svg:y1="6.869cm" svg:x2="16.863cm" svg:y2="6.87cm" draw:start-shape="id6" draw:start-glue-point="3" draw:end-shape="id8" draw:end-glue-point="10" svg:d="M23622 6869h-1524v1h-5235" svg:viewBox="0 0 6760 2">
          <text:p/>
        </draw:connector>
        <draw:connector draw:style-name="gr11" draw:text-style-name="P4" draw:layer="layout" draw:line-skew="2.356cm" svg:x1="23.622cm" svg:y1="6.869cm" svg:x2="12.305cm" svg:y2="1.524cm" draw:start-shape="id6" draw:start-glue-point="3" draw:end-shape="id2" draw:end-glue-point="4" svg:d="M23622 6869h-2540v-5846h-8777v501" svg:viewBox="0 0 11318 5847">
          <text:p/>
        </draw:connector>
        <draw:connector draw:style-name="gr10" draw:text-style-name="P4" draw:layer="layout" svg:x1="3.734cm" svg:y1="6.869cm" svg:x2="11.148cm" svg:y2="6.87cm" draw:start-shape="id1" draw:start-glue-point="1" draw:end-shape="id8" draw:end-glue-point="6" svg:d="M3734 6869h4238v1h3176" svg:viewBox="0 0 7415 2">
          <text:p/>
        </draw:connector>
        <draw:connector draw:style-name="gr10" draw:text-style-name="P4" draw:layer="layout" draw:line-skew="-1.061cm" svg:x1="3.734cm" svg:y1="6.869cm" svg:x2="11.529cm" svg:y2="4.547cm" draw:start-shape="id1" draw:start-glue-point="1" draw:end-shape="id7" draw:end-glue-point="6" svg:d="M3734 6869h3367v-2322h4428" svg:viewBox="0 0 7796 2323">
          <text:p/>
        </draw:connector>
        <draw:line draw:style-name="gr12" draw:text-style-name="P5" draw:layer="layout" svg:x1="14.732cm" svg:y1="2.286cm" svg:x2="13.829cm" svg:y2="2.286cm">
          <text:p/>
        </draw:line>
        <draw:connector draw:style-name="gr11" draw:text-style-name="P6" draw:layer="layout" draw:line-skew="1.506cm" svg:x1="23.622cm" svg:y1="6.869cm" svg:x2="15.529cm" svg:y2="13.97cm" draw:start-shape="id6" draw:start-glue-point="3" draw:end-shape="id5" draw:end-glue-point="10" svg:d="M23622 6869h-2540v7101h-5553" svg:viewBox="0 0 8094 7102">
          <text:p/>
        </draw:connector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3" draw:layer="layout" svg:width="4.953cm" svg:height="1.981cm" svg:x="7.874cm" svg:y="5.8cm">
          <text:p text:style-name="P2"><text:span text:style-name="T1">Administrar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953cm" svg:height="1.981cm" svg:x="14.596cm" svg:y="3.302cm">
          <text:p text:style-name="P2"><text:span text:style-name="T1">Registrar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953cm" svg:height="1.981cm" svg:x="14.621cm" svg:y="5.8cm">
          <text:p text:style-name="P2"><text:span text:style-name="T1">Editar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4.953cm" svg:height="1.981cm" svg:x="14.596cm" svg:y="8.244cm">
          <text:p text:style-name="P2"><text:span text:style-name="T1">Eliminar client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5" draw:layer="layout" svg:x1="14.596cm" svg:y1="4.318cm" svg:x2="12.827cm" svg:y2="6.858cm">
          <text:p/>
        </draw:line>
        <draw:line draw:style-name="gr12" draw:text-style-name="P5" draw:layer="layout" svg:x1="14.596cm" svg:y1="9.144cm" svg:x2="12.827cm" svg:y2="6.858cm">
          <text:p/>
        </draw:line>
        <draw:line draw:style-name="gr12" draw:text-style-name="P5" draw:layer="layout" svg:x1="14.596cm" svg:y1="6.858cm" svg:x2="12.827cm" svg:y2="6.858cm">
          <text:p/>
        </draw:lin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3" draw:layer="layout" svg:width="4.953cm" svg:height="1.981cm" svg:x="7.874cm" svg:y="5.741cm">
          <text:p text:style-name="P2"><text:span text:style-name="T1">Administrar staf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9" draw:layer="layout" svg:width="4.953cm" svg:height="1.981cm" svg:x="14.596cm" svg:y="3.302cm">
          <text:p text:style-name="P8"><text:span text:style-name="T2">Registrar </text:span><text:span text:style-name="T3">staf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9" draw:layer="layout" svg:width="4.953cm" svg:height="1.981cm" svg:x="14.596cm" svg:y="5.841cm">
          <text:p text:style-name="P8"><text:span text:style-name="T2">Editar </text:span><text:span text:style-name="T3">staf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9" draw:layer="layout" svg:width="4.953cm" svg:height="1.981cm" svg:x="14.596cm" svg:y="8.244cm">
          <text:p text:style-name="P8"><text:span text:style-name="T2">Eliminar staf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5" draw:layer="layout" svg:x1="14.596cm" svg:y1="4.318cm" svg:x2="12.827cm" svg:y2="6.858cm">
          <text:p/>
        </draw:line>
        <draw:line draw:style-name="gr12" draw:text-style-name="P5" draw:layer="layout" svg:x1="14.596cm" svg:y1="6.858cm" svg:x2="12.827cm" svg:y2="6.858cm">
          <text:p/>
        </draw:line>
        <draw:line draw:style-name="gr12" draw:text-style-name="P5" draw:layer="layout" svg:x1="14.596cm" svg:y1="9.398cm" svg:x2="12.827cm" svg:y2="6.858cm">
          <text:p/>
        </draw:line>
        <presentation:notes draw:style-name="dp2">
          <draw:page-thumbnail draw:style-name="gr1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3" draw:layer="layout" svg:width="5.969cm" svg:height="1.981cm" svg:x="6.858cm" svg:y="5.841cm">
          <text:p text:style-name="P2"><text:span text:style-name="T1">Administrar Prestam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9" draw:layer="layout" svg:width="4.953cm" svg:height="1.981cm" svg:x="14.596cm" svg:y="3.302cm">
          <text:p text:style-name="P8"><text:span text:style-name="T2">Registrar </text:span><text:span text:style-name="T3">Prestam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9" draw:layer="layout" svg:width="4.953cm" svg:height="1.981cm" svg:x="14.596cm" svg:y="5.741cm">
          <text:p text:style-name="P8"><text:span text:style-name="T2">Editar </text:span><text:span text:style-name="T3">Prestam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9" draw:layer="layout" svg:width="4.953cm" svg:height="1.981cm" svg:x="14.596cm" svg:y="8.244cm">
          <text:p text:style-name="P8"><text:span text:style-name="T2">Eliminar </text:span><text:span text:style-name="T3">Prestamo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5" draw:layer="layout" svg:x1="14.596cm" svg:y1="4.318cm" svg:x2="12.827cm" svg:y2="6.858cm">
          <text:p/>
        </draw:line>
        <draw:line draw:style-name="gr12" draw:text-style-name="P5" draw:layer="layout" svg:x1="14.596cm" svg:y1="6.858cm" svg:x2="12.827cm" svg:y2="6.858cm">
          <text:p/>
        </draw:line>
        <draw:line draw:style-name="gr12" draw:text-style-name="P5" draw:layer="layout" svg:x1="14.596cm" svg:y1="9.398cm" svg:x2="12.827cm" svg:y2="6.858cm">
          <text:p/>
        </draw:line>
        <presentation:notes draw:style-name="dp2">
          <draw:page-thumbnail draw:style-name="gr13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13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21:53:18.134446815</meta:creation-date>
    <meta:generator>LibreOffice/6.4.7.2$Linux_X86_64 LibreOffice_project/40$Build-2</meta:generator>
    <dc:date>2021-10-28T23:03:34.433945342</dc:date>
    <meta:editing-duration>PT34M46S</meta:editing-duration>
    <meta:editing-cycles>4</meta:editing-cycles>
    <meta:document-statistic meta:object-count="74"/>
  </office:meta>
</office:document-meta>
</file>